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60.838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7cm"/>
    </style:style>
    <style:style style:name="P1" style:family="paragraph">
      <style:paragraph-properties fo:margin-left="0cm" fo:margin-right="0cm" text:enable-numbering="false" fo:text-indent="0cm"/>
      <style:text-properties fo:hyphenate="false"/>
    </style:style>
    <style:style style:name="P2" style:family="paragraph">
      <style:paragraph-properties fo:margin-left="0cm" fo:margin-right="0cm" text:enable-numbering="false" fo:text-indent="0cm"/>
      <style:text-properties fo:font-size="18pt" fo:hyphenate="false"/>
    </style:style>
    <style:style style:name="T1" style:family="text">
      <style:text-properties fo:font-size="18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2.271cm" svg:height="1.807cm" svg:x="7.519cm" svg:y="5.443cm">
          <draw:text-box>
            <text:p text:style-name="P1"><text:span text:style-name="T1">La presentu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layer="layout" svg:width="14.516cm" svg:height="13.367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, Times" style:font-family-generic="roman" fo:font-size="18pt" fo:language="it" fo:country="IT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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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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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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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">
            <style:list-level-properties text:space-before="6.6cm" text:min-label-width="1.2cm"/>
            <style:text-properties fo:font-family="StarSymbol" fo:color="#000000" fo:font-size="75%"/>
          </text:list-level-style-bullet>
        </text:list-style>
      </style:graphic-properties>
      <style:paragraph-properties fo:margin-left="1.4cm" fo:margin-right="0cm" fo:text-align="start" text:enable-numbering="true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6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45$Build-8988</meta:generator>
    <meta:initial-creator>Thorsten Peters</meta:initial-creator>
    <meta:creation-date>1997-12-09T12:36:44</meta:creation-date>
    <dc:date>2005-12-08T13:50:29</dc:date>
    <dc:language>it-IT</dc:language>
    <meta:editing-cycles>1</meta:editing-cycles>
    <meta:editing-duration>P15DT13H17M27S</meta:editing-duration>
    <meta:user-defined meta:name="Info 0"/>
    <meta:user-defined meta:name="Info 1"/>
    <meta:user-defined meta:name="Info 2"/>
    <meta:user-defined meta:name="Info 3"/>
    <meta:document-statistic meta:object-count="11"/>
  </office:meta>
</office:document-meta>
</file>